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822a0" officeooo:paragraph-rsid="00097f47"/>
    </style:style>
    <style:style style:name="P2" style:family="paragraph" style:parent-style-name="Standard">
      <style:text-properties officeooo:rsid="001e1054" officeooo:paragraph-rsid="00097f47"/>
    </style:style>
    <style:style style:name="P3" style:family="paragraph" style:parent-style-name="Standard">
      <style:text-properties officeooo:rsid="001ef2c5" officeooo:paragraph-rsid="00097f47"/>
    </style:style>
    <style:style style:name="P4" style:family="paragraph" style:parent-style-name="Standard">
      <style:text-properties officeooo:rsid="001ffd28" officeooo:paragraph-rsid="00097f47"/>
    </style:style>
    <style:style style:name="P5" style:family="paragraph" style:parent-style-name="Standard">
      <style:text-properties officeooo:rsid="0020cd5f" officeooo:paragraph-rsid="00097f47"/>
    </style:style>
    <style:style style:name="P6" style:family="paragraph" style:parent-style-name="Standard">
      <style:text-properties officeooo:rsid="0022b486" officeooo:paragraph-rsid="00097f47"/>
    </style:style>
    <style:style style:name="P7" style:family="paragraph" style:parent-style-name="Standard">
      <style:text-properties officeooo:rsid="0023b9fe" officeooo:paragraph-rsid="00097f47"/>
    </style:style>
    <style:style style:name="P8" style:family="paragraph" style:parent-style-name="Standard">
      <style:text-properties officeooo:rsid="00245083" officeooo:paragraph-rsid="00097f47"/>
    </style:style>
    <style:style style:name="P9" style:family="paragraph" style:parent-style-name="Standard">
      <style:text-properties officeooo:rsid="0025d928" officeooo:paragraph-rsid="00097f47"/>
    </style:style>
    <style:style style:name="P10" style:family="paragraph" style:parent-style-name="Standard">
      <style:text-properties style:font-name="Liberation Serif" fo:font-style="italic" officeooo:rsid="0025d928" officeooo:paragraph-rsid="00097f47" style:font-style-asian="italic" style:font-style-complex="italic"/>
    </style:style>
    <style:style style:name="P11" style:family="paragraph" style:parent-style-name="Standard">
      <style:text-properties officeooo:rsid="00279201" officeooo:paragraph-rsid="00097f47"/>
    </style:style>
    <style:style style:name="P12" style:family="paragraph" style:parent-style-name="Standard">
      <style:text-properties fo:font-style="italic" officeooo:rsid="002822a0" officeooo:paragraph-rsid="00097f47" style:font-style-asian="italic" style:font-style-complex="italic"/>
    </style:style>
    <style:style style:name="T1" style:family="text">
      <style:text-properties officeooo:rsid="001ef2c5"/>
    </style:style>
    <style:style style:name="T2" style:family="text">
      <style:text-properties officeooo:rsid="00f395ed"/>
    </style:style>
    <style:style style:name="T3" style:family="text">
      <style:text-properties officeooo:rsid="0303cc0a"/>
    </style:style>
    <style:style style:name="T4" style:family="text">
      <style:text-properties officeooo:rsid="00245083"/>
    </style:style>
    <style:style style:name="T5" style:family="text">
      <style:text-properties officeooo:rsid="010b8f54"/>
    </style:style>
    <style:style style:name="T6" style:family="text">
      <style:text-properties officeooo:rsid="010ba108"/>
    </style:style>
    <style:style style:name="T7" style:family="text">
      <style:text-properties officeooo:rsid="0304078f"/>
    </style:style>
    <style:style style:name="T8" style:family="text">
      <style:text-properties officeooo:rsid="00f51a00"/>
    </style:style>
    <style:style style:name="T9" style:family="text">
      <style:text-properties officeooo:rsid="00279201"/>
    </style:style>
    <style:style style:name="T10" style:family="text">
      <style:text-properties officeooo:rsid="002ad49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0a0c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Всё в Ленинграде оказалось прекрасным, как и следовало ожидать.</text:p>
      <text:p text:style-name="P2">Погода снова наладилась, в Военно-морском музее стоял <text:span text:style-name="T1">ботик Петра Великого, размером чуть ли ни с бригантину и висели картины с изображениями морских сражений, начиная с битвы в Синопской бухте.</text:span></text:p>
      <text:p text:style-name="P3">На первом этаже Зоологического музея высился скелет из костей кита, а на втором этаже застеклённая композиция из жизни в Антарктиде — на заднике нарисованы её белые снега, а ближе к стеклу стоят несколько взрослых пингвинов, вокруг них детский сад из разновозрастных пингвинят, <text:span text:style-name="T2">чтобы</text:span> наглядно <text:span text:style-name="T2">показать</text:span> как они меняются, подрастая.</text:p>
      <text:p text:style-name="P3">Сначала они мне очень понравились — такие пушистые, миленькие; но потом пришла мысль, что это ведь всё чучела, для которых пришлось умертвить три десятка живых птиц и мне расхотелось смотреть дальше; я спустился к обглоданному китовому скелету и вышел на улицу.</text:p>
      <text:p text:style-name="P3">В стеклянном киоске на тротуаре возле Зоологического, я купил шариковую ручку — в Конотопе таких ещё не было — и две запасные ампулы, <text:span text:style-name="T2">по слухам</text:span> одной <text:span text:style-name="T2">должно </text:span>хват<text:span text:style-name="T2">ить</text:span> на целый месяц.</text:p>
      <text:p text:style-name="P3">В тот день в столовой я отобедал первым и вышел на мост через Мойку дожидаться <text:span text:style-name="T2">остальных</text:span>.</text:p>
      <text:p text:style-name="P3"><text:span text:style-name="T2">М</text:span>ежду высоких стен её берегов осторожно пробира<text:span text:style-name="T2">л</text:span>ся белый катерок, раздвигая чёрную воду на две длинны<text:span text:style-name="T3">е</text:span> бугристы<text:span text:style-name="T3">е</text:span> волны.</text:p>
      <text:p text:style-name="P3">Потом ко мне подошёл пожилой человек невысокого роста и сказал, что у меня штаны сзади испачканы.</text:p>
      <text:p text:style-name="P3">Я об этом знал; двумя днями раньше сел где-то на скамейку и осталось белое пятно, как от сосновой смолы. Мне это было неприятно, но счистить никак не получалось.</text:p>
      <text:p text:style-name="P3">Он спросил откуда я.</text:p>
      <text:p text:style-name="P3">- Мы на экскурсию приехали. С Украины.</text:p>
      <text:p text:style-name="P3">Приветливость на его лице угасла.</text:p>
      <text:p text:style-name="P3">- Украина,- сказал он. - Мне там в войну паяльной лампой бок сожгли.</text:p>
      <text:p text:style-name="P3">Я вспомнил гудение синего пламени, что вырывается из сопла паяльной лампы и почернелую шкуру на туше Машки.</text:p>
      <text:p text:style-name="P3">Он молчал и я тоже. Мне было неудобно перед ним, что я оттуда, где его пытали.</text:p>
      <text:p text:style-name="P3">Хорошо, что наши вышли из столовой.</text:p>
      <text:p text:style-name="P3"/>
      <text:p text:style-name="P3">Полтавская экскурсия уехала за два дня раньше нашей.</text:p>
      <text:p text:style-name="P4">В последний вечер в Ленинграде мы поехали в цирк-шапито.</text:p>
      <text:p text:style-name="P4">Места оказались на самом верху, под брезентовой крышей.</text:p>
      <text:p text:style-name="P5">Выступала сборная труппа цирковых артистов из братских стран.</text:p>
      <text:p text:style-name="P6">Монгольские акробаты <text:span text:style-name="T2">дружной</text:span> парой прыгали на конец подкидной доски, <text:span text:style-name="T2">чтоб </text:span>подбр<text:span text:style-name="T2">о</text:span>с<text:span text:style-name="T2">ить</text:span> третьего в воздух противоположным её концом.</text:p>
      <text:p text:style-name="P6">Подброшенный делал кувырок в воздухе и приземлялся на плечи <text:s/>артиста стоящего на арене.</text:p>
      <text:p text:style-name="P6">Толкачи запускали ещё и ещё одного — получалась пирамида из трёх человек на плечах самого нижнего. Как после битвы при Калке.</text:p>
      <text:p text:style-name="P6">Гимнасты из ГДР крутили «солнце» на установленных квадратом турниках и перелетали с одного на другой.</text:p>
      <text:p text:style-name="P6">Потом чешские дрессировщики вывели обезьян в блестящих костюмчиках и те крутились на оставшихся после немцев турниках, только ещё смешнее.</text:p>
      <text:p text:style-name="P6"/>
      <text:p text:style-name="P6">На следующий день мы уе<text:span text:style-name="T2">х</text:span>али не заходя в столовую, наверное, проели все талоны.</text:p>
      <text:p text:style-name="P6">Очень удобный поезд, <text:span text:style-name="T2">он </text:span>следует без всяких пересадок через Оршу и Конотоп.</text:p>
      <text:p text:style-name="P6">Вот только отправл<text:span text:style-name="T2">ение</text:span> под вечер, а у меня после всего съеденного за экскурсию мороженого, билета в шапито и приобретения шариковой ручки от десяти рублей осталось <text:soft-page-break/>копеек двадцать.</text:p>
      <text:p text:style-name="P6">Я пообедал пирожком, но часам к пяти, когда мы уже сидели в зале ожидания на вокзале, Людмила Константиновна заметила мою унылость и спросила в чём дело.</text:p>
      <text:p text:style-name="P6">Я признался, что голоден, а денег нет и она одолжила мне один рубль.</text:p>
      <text:p text:style-name="P6">В гастрономе неподалёку от вокзала я купил хлеб и большую рыбу в коричневой шкурке обвязанной тонкими бечёвками.</text:p>
      <text:p text:style-name="P7">С завёрнутой в бумагу добычей я вернулся на вокзал, а тут и наш поезд подали на посадку.</text:p>
      <text:p text:style-name="P7">В вагоне я сразу сел за боковой столик <text:span text:style-name="T4">под окном </text:span>и начал есть.</text:p>
      <text:p text:style-name="P7">Очень вкусная рыба, легко крошится, но чуть суховата. <text:s/></text:p>
      <text:p text:style-name="P7">Я съел половину, а остальное опять завернул и положил на третью полку, где никто не спит.</text:p>
      <text:p text:style-name="P8">Одиночный попутчик, на пару лет старше меня, присел с другой стороны столика, достал колоду карт и предложил сыграть с ним в «дурака».</text:p>
      <text:p text:style-name="P8">Я пару раз выиграл и, когда он в очередной раз тасовал карты, блеснул одной из кандыбинских прибауток, которыми подначивают проигравших.</text:p>
      <text:p text:style-name="P8">- Не умеешь работать головой — работай руками.</text:p>
      <text:p text:style-name="P8">Он покосился на девочек из нашей экскурсии, что сидели под окном напротив нашего столика и сказал:</text:p>
      <text:p text:style-name="P8">- Поменьше базарь — целее будешь.</text:p>
      <text:p text:style-name="P8">В его глазах я увидел неподдельную злость и, после ещё одного кона, отказался играть дальше.</text:p>
      <text:p text:style-name="P8">Похоже, он и сам был рад прекратить.</text:p>
      <text:p text:style-name="P8"/>
      <text:p text:style-name="P8">В Конотоп мы приехали утром, после небывало обильного дождя.</text:p>
      <text:p text:style-name="P8">Не знаю что случилось с моими туфлями, но я насилу втиснул в них ноги и то не до конца — <text:span text:style-name="T5">пришлось</text:span> примя<text:span text:style-name="T5">ть</text:span> задники <text:span text:style-name="T5">пятками</text:span>.</text:p>
      <text:p text:style-name="P8">Ковыляя, я спустился из вагона и подождал, пока наша экскурсия скроется в подземном переходе ведущем на Вокзал. Я снял туфли и в одних носках пошёл вдоль мокрого перрона четвёртой платформы, <text:span text:style-name="T6">к знакомому пролому в заборе </text:span>в <text:span text:style-name="T6">самом</text:span> конце её.</text:p>
      <text:p text:style-name="P8">Через дорогу от пролома — железнодорожный техникум, а за ним уже и Базар.</text:p>
      <text:p text:style-name="P9">Везде стояли громадные лужи, а за Базаром грунтовый тротуар и вовсе скрылся под водной гладью. </text:p>
      <text:p text:style-name="P9">Я шлёпал мокрыми носками по выступающей над водой головке трамвайных рельс, а на Нежинской пошёл без разбору вброд — недалеко уж.</text:p>
      <text:p text:style-name="P9">Мама потом смеялась, что из экскурсии я привёз <text:span text:style-name="T7">только </text:span>пару туфлей, из которых ноги выросли на целый сантиметр.</text:p>
      <text:p text:style-name="P9">Нигде <text:span text:style-name="T7">я</text:span> не слышал и не читал, чтобы <text:span text:style-name="T2">всего </text:span>за одну ночь <text:span text:style-name="T2">и </text:span>на целый сантиметр.</text:p>
      <text:p text:style-name="P9"/>
      <text:p text:style-name="P9">Первого сентября мама дала мне <text:span text:style-name="T2">один рубль</text:span>— вернуть долг Людмиле Константиновне.</text:p>
      <text:p text:style-name="P9">Однако, на линейке открытия школы <text:span text:style-name="T7">её</text:span> нигде не <text:span text:style-name="T7">оказалось</text:span>, а в учительской сказали, что она болеет.</text:p>
      <text:p text:style-name="P9">Мне объяснили где она живёт — в двухэтажке, не доходя Базара.</text:p>
      <text:p text:style-name="P9">Я отнёс деньги, она <text:span text:style-name="T2">стала </text:span>говори<text:span text:style-name="T2">ть</text:span>, что ни к чему так<text:span text:style-name="T2">ая </text:span><text:s/>спеш<text:span text:style-name="T2">ка</text:span>; мне даже показалось, будто ей не хочется, чтобы я вообще в<text:span text:style-name="T7">озвращал</text:span> этот долг.</text:p>
      <text:p text:style-name="P9">Тут зашёл её отец и я удивился — это же Константин Борисович, киномеханик Клуба!</text:p>
      <text:p text:style-name="P9">Как тесен мир.</text:p>
      <text:p text:style-name="P9"/>
      <text:p text:style-name="P10"><text:span text:style-name="T2">(...е</text:span>сли меня сейчас спроси<text:span text:style-name="T8">ть:</text:span> <text:s/>какое самое яркое впечатление я вывез из культурной столицы России? — <text:span text:style-name="T8">я</text:span>, не задумываясь, отве<text:span text:style-name="T8">чу</text:span> — вечер на улице с каменным парапетом, <text:span text:style-name="T7">где каменные </text:span>ступени <text:span text:style-name="T8"><text:s/></text:span>спускаются <text:s/>к неоглядной шири течения Невы перед Дворцовым мостом, волна с плеском ударяет в нижнюю ступень, взмета<text:span text:style-name="T9">я</text:span> высокие брызги <text:span text:style-name="T7">и резкий</text:span> <text:span text:style-name="T9">вз</text:span>визг <text:s/>девочек нашей экскурсии, <text:span text:style-name="T10">стоящих на второй от воды ступени</text:span>...<text:span text:style-name="T8">)</text:span></text:p>
      <text:p text:style-name="P10"/>
      <text:p text:style-name="P11"><text:soft-page-break/>И всё же Ленин был прав — нет силы сильнее, чем сила привычки.</text:p>
      <text:p text:style-name="P11">Взять, к примеру, альбомы светских барышень, куда Евгений небрежным росчерком пера врисовывал бакенбардистый профиль своего автора на странице <text:span text:style-name="T8">следующей за</text:span> автографом какого-нибудь поручика Ржевского.</text:p>
      <text:p text:style-name="P11"><text:span text:style-name="T8">Любая</text:span> порядочная барышня имела <text:span text:style-name="T8">т</text:span>акой альбом для излияни<text:span text:style-name="T8">я</text:span> личных чувств и творческих <text:span text:style-name="T8">росчерков</text:span> своих знакомых <text:span text:style-name="T8">и</text:span> гостей.</text:p>
      <text:p text:style-name="P11">Разумеется, мне не довелось держать в руках подобные альбомы, но спустя массу войн, три революции и радикальные перемены уклада жизни, альбомчики для сентиментальных упражнений девичьей души продолжали жить.</text:p>
      <text:p text:style-name="P11">Борьба за существование научила их маскировке. Никаких бантиков на обложке, никаких кремово-розовых страниц.</text:p>
      <text:p text:style-name="P1">Общая тетрадь в клеточку в дерматиновой обложке за тридцать восемь копеек — так выглядели альбомчики девочек нашего класса.</text:p>
      <text:p text:style-name="P1">На смену длинноносым автопортретам светских щёголей пришли картинки вырезанные из цветных фото в журнале «Огонёк» и посаженные на клей.</text:p>
      <text:p text:style-name="P1">А стихи сохранились:</text:p>
      <text:p text:style-name="P1"><text:tab/><text:tab/><text:span text:style-name="T11">Зачем-зачем я не знаю</text:span></text:p>
      <text:p text:style-name="P12"><text:tab/><text:tab/>Нужны так рельсы трамваю</text:p>
      <text:p text:style-name="P12"><text:tab/><text:tab/>Зачем кричат попугаи</text:p>
      <text:p text:style-name="P12"><text:tab/><text:tab/>Я не знаю — зачем...</text:p>
      <text:p text:style-name="P1">Ну, и, конечно, всякие мудрые мысли и крылатые выражения:</text:p>
      <text:p text:style-name="P12">«Кто любит — всё простит.»</text:p>
      <text:p text:style-name="P12">«Измена убивает любовь.»</text:p>
      <text:p text:style-name="P1">Когда такой альбомчик, случайно забытый на парте, попадал в руки кого-то из ребят <text:span text:style-name="T6">то</text:span>, <text:s/>перевернув пару страниц, он шлёпал его обратно на парту — <text:s/>«девчачья чепуха».</text:p>
      <text:p text:style-name="P1">Мне, почему-то, эти альбомчики были интересны и я их внимательно изучал, за что среди школьников получил обидную кличку «бабочка».</text:p>
      <text:p text:style-name="P1">В глаза меня никто так не называл, несмотря на то, что <text:span text:style-name="T8">в строю </text:span>на уроке физкультуры я <text:span text:style-name="T7">стоял</text:span> всего лишь четвёртым по росту и даже замыкающий — Витя Маленко — мог меня побороть под хихиканье девочек.</text:p>
      <text:p text:style-name="P1">Да, этого прозвища я не слышал, но если твои младшие брат с сестрой учатся в одной с тобою школе, в ней нет для тебя тай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06:14.772960093</meta:creation-date>
    <dc:date>2017-03-01T16:06:17.940296266</dc:date>
    <dc:creator>sehrguey </dc:creator>
    <meta:editing-duration>PT3S</meta:editing-duration>
    <meta:editing-cycles>1</meta:editing-cycles>
    <meta:generator>LibreOffice/4.3.3.2$Linux_x86 LibreOffice_project/430m0$Build-2</meta:generator>
    <meta:document-statistic meta:table-count="0" meta:image-count="0" meta:object-count="0" meta:page-count="3" meta:paragraph-count="76" meta:word-count="1226" meta:character-count="7772" meta:non-whitespace-character-count="6582"/>
  </office:meta>
</office:document-meta>
</file>